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2785in" table:align="left"/>
    </style:style>
    <style:style style:name="Table1.A" style:family="table-column">
      <style:table-column-properties style:column-width="8.1715in"/>
    </style:style>
    <style:style style:name="Table1.B" style:family="table-column">
      <style:table-column-properties style:column-width="0.1069in"/>
    </style:style>
    <style:style style:name="Table1.A1" style:family="table-cell">
      <style:table-cell-properties fo:padding="0.0194in" fo:border="none"/>
    </style:style>
    <style:style style:name="Table1.A2" style:family="table-cell">
      <style:table-cell-properties style:vertical-align="middle" fo:padding="0.0194in" fo:border="none"/>
    </style:style>
    <style:style style:name="Table2" style:family="table">
      <style:table-properties style:width="8.1014in" table:align="left"/>
    </style:style>
    <style:style style:name="Table2.A" style:family="table-column">
      <style:table-column-properties style:column-width="8.101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8in" table:align="left"/>
    </style:style>
    <style:style style:name="Table3.A" style:family="table-column">
      <style:table-column-properties style:column-width="8in"/>
    </style:style>
    <style:style style:name="Table3.A1" style:family="table-cell">
      <style:table-cell-properties style:vertical-align="middle" fo:padding="0.0208in" fo:border="none"/>
    </style:style>
    <style:style style:name="Table4" style:family="table">
      <style:table-properties style:width="7.9583in" style:rel-width="100%" table:align="left"/>
    </style:style>
    <style:style style:name="Table4.A" style:family="table-column">
      <style:table-column-properties style:column-width="0.5014in" style:rel-column-width="4128*"/>
    </style:style>
    <style:style style:name="Table4.B" style:family="table-column">
      <style:table-column-properties style:column-width="0.491in" style:rel-column-width="4043*"/>
    </style:style>
    <style:style style:name="Table4.C" style:family="table-column">
      <style:table-column-properties style:column-width="1.3729in" style:rel-column-width="11305*"/>
    </style:style>
    <style:style style:name="Table4.D" style:family="table-column">
      <style:table-column-properties style:column-width="4.6465in" style:rel-column-width="38263*"/>
    </style:style>
    <style:style style:name="Table4.E" style:family="table-column">
      <style:table-column-properties style:column-width="0.3604in" style:rel-column-width="2967*"/>
    </style:style>
    <style:style style:name="Table4.F" style:family="table-column">
      <style:table-column-properties style:column-width="0.5861in" style:rel-column-width="4829*"/>
    </style:style>
    <style:style style:name="Table4.A1" style:family="table-cell">
      <style:table-cell-properties style:vertical-align="middle" fo:padding="0.0194in" fo:border="none"/>
    </style:style>
    <style:style style:name="Table4.2" style:family="table-row">
      <style:table-row-properties fo:background-color="#000000">
        <style:background-image/>
      </style:table-row-properties>
    </style:style>
    <style:style style:name="Table4.A3" style:family="table-cell">
      <style:table-cell-properties style:vertical-align="middle" fo:background-color="#ffffff" fo:padding="0.0194in" fo:border="none">
        <style:background-image/>
      </style:table-cell-properties>
    </style:style>
    <style:style style:name="Table4.A4" style:family="table-cell">
      <style:table-cell-properties style:vertical-align="middle" fo:background-color="#dddddd" fo:padding="0.0194in" fo:border="none">
        <style:background-image/>
      </style:table-cell-properties>
    </style:style>
    <style:style style:name="Table5" style:family="table">
      <style:table-properties style:width="8.2396in" style:rel-width="100%" table:align="left"/>
    </style:style>
    <style:style style:name="Table5.A" style:family="table-column">
      <style:table-column-properties style:column-width="0.5014in" style:rel-column-width="3987*"/>
    </style:style>
    <style:style style:name="Table5.B" style:family="table-column">
      <style:table-column-properties style:column-width="0.491in" style:rel-column-width="3905*"/>
    </style:style>
    <style:style style:name="Table5.C" style:family="table-column">
      <style:table-column-properties style:column-width="1.2826in" style:rel-column-width="10201*"/>
    </style:style>
    <style:style style:name="Table5.D" style:family="table-column">
      <style:table-column-properties style:column-width="5.0181in" style:rel-column-width="39912*"/>
    </style:style>
    <style:style style:name="Table5.E" style:family="table-column">
      <style:table-column-properties style:column-width="0.3604in" style:rel-column-width="2866*"/>
    </style:style>
    <style:style style:name="Table5.F" style:family="table-column">
      <style:table-column-properties style:column-width="0.5861in" style:rel-column-width="4664*"/>
    </style:style>
    <style:style style:name="Table5.A1" style:family="table-cell">
      <style:table-cell-properties style:vertical-align="middle" fo:padding="0.0194in" fo:border="none"/>
    </style:style>
    <style:style style:name="Table5.2" style:family="table-row">
      <style:table-row-properties fo:background-color="#000000">
        <style:background-image/>
      </style:table-row-properties>
    </style:style>
    <style:style style:name="Table5.A3" style:family="table-cell">
      <style:table-cell-properties style:vertical-align="middle" fo:background-color="#ffffff" fo:padding="0.0194in" fo:border="none">
        <style:background-image/>
      </style:table-cell-properties>
    </style:style>
    <style:style style:name="Table5.A4" style:family="table-cell">
      <style:table-cell-properties style:vertical-align="middle" fo:background-color="#dddddd" fo:padding="0.0194in" fo:border="none">
        <style:background-image/>
      </style:table-cell-properties>
    </style:style>
    <style:style style:name="Table5.E50" style:family="table-cell">
      <style:table-cell-properties fo:padding="0.0194in" fo:border="none"/>
    </style:style>
    <style:style style:name="Table6" style:family="table">
      <style:table-properties style:width="8in" table:align="left"/>
    </style:style>
    <style:style style:name="Table6.A" style:family="table-column">
      <style:table-column-properties style:column-width="8in"/>
    </style:style>
    <style:style style:name="Table6.A1" style:family="table-cell">
      <style:table-cell-properties style:vertical-align="middle" fo:padding="0.0208in" fo:border="none"/>
    </style:style>
    <style:style style:name="Table7" style:family="table">
      <style:table-properties style:width="7.9583in" style:rel-width="100%" table:align="left"/>
    </style:style>
    <style:style style:name="Table7.A" style:family="table-column">
      <style:table-column-properties style:column-width="0.5014in" style:rel-column-width="4128*"/>
    </style:style>
    <style:style style:name="Table7.B" style:family="table-column">
      <style:table-column-properties style:column-width="0.491in" style:rel-column-width="4043*"/>
    </style:style>
    <style:style style:name="Table7.C" style:family="table-column">
      <style:table-column-properties style:column-width="1.5111in" style:rel-column-width="12443*"/>
    </style:style>
    <style:style style:name="Table7.D" style:family="table-column">
      <style:table-column-properties style:column-width="4.5083in" style:rel-column-width="37125*"/>
    </style:style>
    <style:style style:name="Table7.E" style:family="table-column">
      <style:table-column-properties style:column-width="0.3604in" style:rel-column-width="2967*"/>
    </style:style>
    <style:style style:name="Table7.F" style:family="table-column">
      <style:table-column-properties style:column-width="0.5861in" style:rel-column-width="4829*"/>
    </style:style>
    <style:style style:name="Table7.A1" style:family="table-cell">
      <style:table-cell-properties style:vertical-align="middle" fo:padding="0.0194in" fo:border="none"/>
    </style:style>
    <style:style style:name="Table7.2" style:family="table-row">
      <style:table-row-properties fo:background-color="#000000">
        <style:background-image/>
      </style:table-row-properties>
    </style:style>
    <style:style style:name="Table7.A3" style:family="table-cell">
      <style:table-cell-properties style:vertical-align="middle" fo:background-color="#ffffff" fo:padding="0.0194in" fo:border="none">
        <style:background-image/>
      </style:table-cell-properties>
    </style:style>
    <style:style style:name="Table7.A4" style:family="table-cell">
      <style:table-cell-properties style:vertical-align="middle" fo:background-color="#dddddd" fo:padding="0.0194in" fo:border="none">
        <style:background-image/>
      </style:table-cell-properties>
    </style:style>
    <style:style style:name="Table7.E7" style:family="table-cell">
      <style:table-cell-properties fo:padding="0.0194in" fo:border="none"/>
    </style:style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Text_20_body">
      <style:paragraph-properties fo:padding="0.0291in" fo:border-left="none" fo:border-right="none" fo:border-top="none" fo:border-bottom="0.0008in solid #000000" style:join-border="false"/>
    </style:style>
    <style:style style:name="P3" style:family="paragraph" style:parent-style-name="Text_20_body">
      <style:paragraph-properties fo:padding="0.0291in" fo:border-left="none" fo:border-right="none" fo:border-top="none" fo:border-bottom="0.0138in solid #000000" style:join-border="false"/>
    </style:style>
    <style:style style:name="P4" style:family="paragraph" style:parent-style-name="Table_20_Contents">
      <style:text-properties fo:font-size="2pt" style:font-size-asian="2pt" style:font-size-complex="2pt"/>
    </style:style>
    <style:style style:name="P5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6" style:family="paragraph" style:parent-style-name="Table_20_Contents">
      <style:paragraph-properties fo:margin-left="0in" fo:margin-right="0in" fo:margin-top="0in" fo:margin-bottom="0in" fo:text-indent="0in" style:auto-text-indent="false"/>
    </style:style>
    <style:style style:name="P7" style:family="paragraph" style:parent-style-name="Table_20_Contents">
      <style:paragraph-properties fo:margin-left="0in" fo:margin-right="0in" fo:margin-top="0in" fo:margin-bottom="0in" fo:text-indent="0in" style:auto-text-indent="false"/>
      <style:text-properties style:font-name="arial"/>
    </style:style>
    <style:style style:name="P8" style:family="paragraph" style:parent-style-name="Table_20_Contents">
      <style:paragraph-properties fo:margin-left="0in" fo:margin-right="0in" fo:margin-top="0in" fo:margin-bottom="0in" fo:text-indent="0in" style:auto-text-indent="false"/>
      <style:text-properties style:font-name="arial" fo:font-size="10pt"/>
    </style:style>
    <style:style style:name="P9" style:family="paragraph" style:parent-style-name="Table_20_Contents">
      <style:paragraph-properties fo:margin-left="0in" fo:margin-right="0in" fo:margin-top="0in" fo:margin-bottom="0in" fo:text-indent="0in" style:auto-text-indent="false"/>
      <style:text-properties style:font-name="arial" fo:font-size="2pt" style:font-name-asian="arial" style:font-size-asian="2pt" style:font-name-complex="arial" style:font-size-complex="2pt"/>
    </style:style>
    <style:style style:name="P10" style:family="paragraph" style:parent-style-name="Table_20_Contents">
      <style:paragraph-properties fo:margin-left="0in" fo:margin-right="0in" fo:margin-top="0in" fo:margin-bottom="0in" fo:text-indent="0in" style:auto-text-indent="false"/>
      <style:text-properties fo:color="#114170" style:font-name="arial"/>
    </style:style>
    <style:style style:name="P11" style:family="paragraph" style:parent-style-name="Table_20_Contents">
      <style:paragraph-properties fo:margin-top="0in" fo:margin-bottom="0in"/>
      <style:text-properties style:font-name="arial"/>
    </style:style>
    <style:style style:name="P12" style:family="paragraph" style:parent-style-name="Table_20_Contents">
      <style:paragraph-properties fo:margin-top="0in" fo:margin-bottom="0in"/>
      <style:text-properties fo:color="#114170" style:font-name="arial"/>
    </style:style>
    <style:style style:name="P13" style:family="paragraph" style:parent-style-name="Table_20_Contents">
      <style:paragraph-properties fo:margin-top="0in" fo:margin-bottom="0in"/>
      <style:text-properties fo:font-size="2pt" style:font-size-asian="2pt" style:font-size-complex="2pt"/>
    </style:style>
    <style:style style:name="T1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2" style:family="text">
      <style:text-properties fo:font-weight="bold"/>
    </style:style>
    <style:style style:name="T3" style:family="text">
      <style:text-properties fo:color="#114170" style:font-name="ari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xlink:href="http://punch.php/"/>
        <form:form form:apply-filter="true" form:method="post" form:control-implementation="ooo:com.sun.star.form.component.Form" xlink:href="http://punch.php/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Text_20_body">Name: <text:span text:style-name="T2">Joshua Burkhart</text:span>   </text:p>
      <text:p text:style-name="Text_20_body">Company: <text:span text:style-name="T2">Blue</text:span> <text:span text:style-name="T2">Medora </text:span></text:p>
      <text:p text:style-name="Text_20_body">Journal date: 7<text:span text:style-name="T2">.19.2010 </text:span></text:p>
      <text:p text:style-name="Text_20_body">Journal period - FROM: 7<text:span text:style-name="T2">.5.2010</text:span> TO: <text:span text:style-name="T2">7.16.2010 </text:span></text:p>
      <text:p text:style-name="P3">Total hours worked this period: <text:span text:style-name="T2">65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8"/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D"/>
              <table:table-column table:style-name="Table7.E"/>
              <table:table-column table:style-name="Table7.F"/>
              <table:table-row>
                <table:table-cell table:style-name="Table7.A1" table:number-columns-spanned="6" office:value-type="string">
                  <text:p text:style-name="P7">Fri 07/16/2010<text:line-break/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7.2">
                <table:table-cell table:style-name="Table7.A1" office:value-type="string">
                  <text:p text:style-name="P7">Start</text:p>
                </table:table-cell>
                <table:table-cell table:style-name="Table7.A1" office:value-type="string">
                  <text:p text:style-name="P7">Stop</text:p>
                </table:table-cell>
                <table:table-cell table:style-name="Table7.A1" office:value-type="string">
                  <text:p text:style-name="P7">Project</text:p>
                </table:table-cell>
                <table:table-cell table:style-name="Table7.A1" office:value-type="string">
                  <text:p text:style-name="P7">Notes</text:p>
                </table:table-cell>
                <table:table-cell table:style-name="Table7.A1" table:number-columns-spanned="2" office:value-type="string">
                  <text:p text:style-name="P7">Ops</text:p>
                </table:table-cell>
                <table:covered-table-cell/>
              </table:table-row>
              <table:table-row>
                <table:table-cell table:style-name="Table7.A3" office:value-type="string">
                  <text:p text:style-name="P7">12.25</text:p>
                </table:table-cell>
                <table:table-cell table:style-name="Table7.A3" office:value-type="string">
                  <text:p text:style-name="P7">17.25</text:p>
                </table:table-cell>
                <table:table-cell table:style-name="Table7.A3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7.A3" office:value-type="string">
                  <text:p text:style-name="P7"><text:span text:style-name="T2">Infrastructure</text:span><text:line-break/>worked on SVT on linux and Windows environments, logging errors with Jira, etc. </text:p>
                </table:table-cell>
                <table:table-cell table:style-name="Table7.A3" office:value-type="string">
                  <text:p text:style-name="P10">Edit</text:p>
                </table:table-cell>
                <table:table-cell table:style-name="Table7.A3" office:value-type="string">
                  <text:p text:style-name="P10">Delete</text:p>
                </table:table-cell>
              </table:table-row>
              <table:table-row>
                <table:table-cell table:style-name="Table7.A4" office:value-type="string">
                  <text:p text:style-name="P7">11.5</text:p>
                </table:table-cell>
                <table:table-cell table:style-name="Table7.A4" office:value-type="string">
                  <text:p text:style-name="P7">12.25</text:p>
                </table:table-cell>
                <table:table-cell table:style-name="Table7.A4" office:value-type="string">
                  <text:p text:style-name="P6"><text:a xlink:type="simple" xlink:href="http://cgi-bin/twiki/view/Atomic/bluePersonal" office:target-frame-name="_blank" xlink:show="new"><text:span text:style-name="T3">blue Personal</text:span></text:a></text:p>
                </table:table-cell>
                <table:table-cell table:style-name="Table7.A4" office:value-type="string">
                  <text:p text:style-name="P7"><text:span text:style-name="T2">Lunch (or other meal)</text:span><text:line-break/>lunch </text:p>
                </table:table-cell>
                <table:table-cell table:style-name="Table7.A4" office:value-type="string">
                  <text:p text:style-name="P10">Edit</text:p>
                </table:table-cell>
                <table:table-cell table:style-name="Table7.A4" office:value-type="string">
                  <text:p text:style-name="P10">Delete</text:p>
                </table:table-cell>
              </table:table-row>
              <table:table-row>
                <table:table-cell table:style-name="Table7.A3" office:value-type="string">
                  <text:p text:style-name="P7">9.75</text:p>
                </table:table-cell>
                <table:table-cell table:style-name="Table7.A3" office:value-type="string">
                  <text:p text:style-name="P7">11.5</text:p>
                </table:table-cell>
                <table:table-cell table:style-name="Table7.A3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7.A3" office:value-type="string">
                  <text:p text:style-name="P7"><text:span text:style-name="T2">Infrastructure</text:span><text:line-break/>SVT testing on Windows and Linux </text:p>
                </table:table-cell>
                <table:table-cell table:style-name="Table7.A3" office:value-type="string">
                  <text:p text:style-name="P10">Edit</text:p>
                </table:table-cell>
                <table:table-cell table:style-name="Table7.A3" office:value-type="string">
                  <text:p text:style-name="P10">Delete</text:p>
                </table:table-cell>
              </table:table-row>
              <table:table-row>
                <table:table-cell table:style-name="Table7.A4" office:value-type="string">
                  <text:p text:style-name="P7">9.5</text:p>
                </table:table-cell>
                <table:table-cell table:style-name="Table7.A4" office:value-type="string">
                  <text:p text:style-name="P7">9.75</text:p>
                </table:table-cell>
                <table:table-cell table:style-name="Table7.A4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7.A4" office:value-type="string">
                  <text:p text:style-name="P7"><text:span text:style-name="T2">Infrastructure</text:span><text:line-break/>status meeting </text:p>
                </table:table-cell>
                <table:table-cell table:style-name="Table7.A4" office:value-type="string">
                  <text:p text:style-name="P10">Edit</text:p>
                </table:table-cell>
                <table:table-cell table:style-name="Table7.A4" office:value-type="string">
                  <text:p text:style-name="P10">Delete</text:p>
                </table:table-cell>
              </table:table-row>
              <table:table-row>
                <table:table-cell table:style-name="Table7.A3" office:value-type="string">
                  <text:p text:style-name="P7">8.5</text:p>
                </table:table-cell>
                <table:table-cell table:style-name="Table7.A3" office:value-type="string">
                  <text:p text:style-name="P7">9.5</text:p>
                </table:table-cell>
                <table:table-cell table:style-name="Table7.A3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7.A3" office:value-type="string">
                  <text:p text:style-name="P11"><text:span text:style-name="T2">Infrastructure</text:span><text:line-break/>finished overnight test, continued SVT </text:p>
                </table:table-cell>
                <table:table-cell table:style-name="Table7.E7" table:number-columns-spanned="2" office:value-type="string">
                  <text:p text:style-name="P4"/>
                </table:table-cell>
                <table:covered-table-cell/>
              </table:table-row>
            </table:table>
            <text:p text:style-name="Table_20_Contents"/>
          </table:table-cell>
        </table:table-row>
        <table:table-row>
          <table:table-cell table:style-name="Table6.A1" office:value-type="string">
            <text:p text:style-name="P4"/>
          </table:table-cell>
        </table:table-row>
      </table:table>
      <text:p text:style-name="Text_20_body"><text:line-break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able:table table:name="Table3" table:style-name="Table3">
                    <table:table-column table:style-name="Table3.A"/>
                    <table:table-row>
                      <table:table-cell table:style-name="Table3.A1" office:value-type="string">
                        <text:p text:style-name="P8">Mon Jul 12th 2010 - Sun Jul 25th 2010</text:p>
                        <table:table table:name="Table4" table:style-name="Table4">
                          <table:table-column table:style-name="Table4.A"/>
                          <table:table-column table:style-name="Table4.B"/>
                          <table:table-column table:style-name="Table4.C"/>
                          <table:table-column table:style-name="Table4.D"/>
                          <table:table-column table:style-name="Table4.E"/>
                          <table:table-column table:style-name="Table4.F"/>
                          <table:table-row>
                            <table:table-cell table:style-name="Table4.A1" table:number-columns-spanned="6" office:value-type="string">
                              <text:p text:style-name="P7">Thu 07/15/2010<text:line-break/></text:p>
                            </table:table-cell>
                            <table:covered-table-cell/>
                            <table:covered-table-cell/>
                            <table:covered-table-cell/>
                            <table:covered-table-cell/>
                            <table:covered-table-cell/>
                          </table:table-row>
                          <table:table-row table:style-name="Table4.2">
                            <table:table-cell table:style-name="Table4.A1" office:value-type="string">
                              <text:p text:style-name="P7">Start</text:p>
                            </table:table-cell>
                            <table:table-cell table:style-name="Table4.A1" office:value-type="string">
                              <text:p text:style-name="P7">Stop</text:p>
                            </table:table-cell>
                            <table:table-cell table:style-name="Table4.A1" office:value-type="string">
                              <text:p text:style-name="P7">Project</text:p>
                            </table:table-cell>
                            <table:table-cell table:style-name="Table4.A1" office:value-type="string">
                              <text:p text:style-name="P7">Notes</text:p>
                            </table:table-cell>
                            <table:table-cell table:style-name="Table4.A1" table:number-columns-spanned="2" office:value-type="string">
                              <text:p text:style-name="P7">Ops</text:p>
                            </table:table-cell>
                            <table:covered-table-cell/>
                          </table:table-row>
                          <table:table-row>
                            <table:table-cell table:style-name="Table4.A3" office:value-type="string">
                              <text:p text:style-name="P7">11.5</text:p>
                            </table:table-cell>
                            <table:table-cell table:style-name="Table4.A3" office:value-type="string">
                              <text:p text:style-name="P7">12</text:p>
                            </table:table-cell>
                            <table:table-cell table:style-name="Table4.A3" office:value-type="string">
                              <text:p text:style-name="P6"><text:a xlink:type="simple" xlink:href="http://cgi-bin/twiki/view/Atomic/bluePersonal" office:target-frame-name="_blank" xlink:show="new"><text:span text:style-name="T3">blue Personal</text:span></text:a></text:p>
                            </table:table-cell>
                            <table:table-cell table:style-name="Table4.A3" office:value-type="string">
                              <text:p text:style-name="P7"><text:span text:style-name="T2">Lunch (or other meal)</text:span><text:line-break/>lunch </text:p>
                            </table:table-cell>
                            <table:table-cell table:style-name="Table4.A3" office:value-type="string">
                              <text:p text:style-name="P10">Edit</text:p>
                            </table:table-cell>
                            <table:table-cell table:style-name="Table4.A3" office:value-type="string">
                              <text:p text:style-name="P10">Delete</text:p>
                            </table:table-cell>
                          </table:table-row>
                          <table:table-row>
                            <table:table-cell table:style-name="Table4.A4" office:value-type="string">
                              <text:p text:style-name="P7">9.75</text:p>
                            </table:table-cell>
                            <table:table-cell table:style-name="Table4.A4" office:value-type="string">
                              <text:p text:style-name="P7">11.5</text:p>
                            </table:table-cell>
                            <table:table-cell table:style-name="Table4.A4" office:value-type="string">
            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            </table:table-cell>
                            <table:table-cell table:style-name="Table4.A4" office:value-type="string">
                              <text:p text:style-name="P7"><text:span text:style-name="T2">Infrastructure</text:span><text:line-break/>worked on SVT testing </text:p>
                            </table:table-cell>
                            <table:table-cell table:style-name="Table4.A4" office:value-type="string">
                              <text:p text:style-name="P10">Edit</text:p>
                            </table:table-cell>
                            <table:table-cell table:style-name="Table4.A4" office:value-type="string">
                              <text:p text:style-name="P10">Delete</text:p>
                            </table:table-cell>
                          </table:table-row>
                          <table:table-row>
                            <table:table-cell table:style-name="Table4.A3" office:value-type="string">
                              <text:p text:style-name="P7">9.5</text:p>
                            </table:table-cell>
                            <table:table-cell table:style-name="Table4.A3" office:value-type="string">
                              <text:p text:style-name="P7">9.75</text:p>
                            </table:table-cell>
                            <table:table-cell table:style-name="Table4.A3" office:value-type="string">
            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            </table:table-cell>
                            <table:table-cell table:style-name="Table4.A3" office:value-type="string">
                              <text:p text:style-name="P7"><text:span text:style-name="T2">Infrastructure</text:span><text:line-break/>status meeting </text:p>
                            </table:table-cell>
                            <table:table-cell table:style-name="Table4.A3" office:value-type="string">
                              <text:p text:style-name="P10">Edit</text:p>
                            </table:table-cell>
                            <table:table-cell table:style-name="Table4.A3" office:value-type="string">
                              <text:p text:style-name="P10">Delete</text:p>
                            </table:table-cell>
                          </table:table-row>
                          <table:table-row>
                            <table:table-cell table:style-name="Table4.A4" office:value-type="string">
                              <text:p text:style-name="P7">8.5</text:p>
                            </table:table-cell>
                            <table:table-cell table:style-name="Table4.A4" office:value-type="string">
                              <text:p text:style-name="P7">9.5</text:p>
                            </table:table-cell>
                            <table:table-cell table:style-name="Table4.A4" office:value-type="string">
            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            </table:table-cell>
                            <table:table-cell table:style-name="Table4.A4" office:value-type="string">
                              <text:p text:style-name="P7"><text:span text:style-name="T2">Infrastructure</text:span><text:line-break/>worked on SVT testing for Siebel 7.8.3 </text:p>
                            </table:table-cell>
                            <table:table-cell table:style-name="Table4.A4" office:value-type="string">
                              <text:p text:style-name="P10">Edit</text:p>
                            </table:table-cell>
                            <table:table-cell table:style-name="Table4.A4" office:value-type="string">
                              <text:p text:style-name="P10">Delete</text:p>
                            </table:table-cell>
                          </table:table-row>
                          <table:table-row>
                            <table:table-cell table:style-name="Table4.A1" table:number-columns-spanned="6" office:value-type="string">
                              <text:p text:style-name="P7">Wed 07/14/2010<text:line-break/><draw:frame draw:style-name="fr1" draw:name="graphics2" text:anchor-type="as-char" svg:width="0.7862in" svg:height="0.3929in" draw:z-index="0"><draw:image xlink:href="http://util/GreenBarImage.php?billable=12.5,17,9.75,12,9.5,9.75,8.25,9.5&amp;nonbillable=&amp;personal=12,12.5" xlink:type="simple" xlink:show="embed" xlink:actuate="onLoad"/></draw:frame></text:p>
                            </table:table-cell>
                            <table:covered-table-cell/>
                            <table:covered-table-cell/>
                            <table:covered-table-cell/>
                            <table:covered-table-cell/>
                            <table:covered-table-cell/>
                          </table:table-row>
                          <table:table-row table:style-name="Table4.2">
                            <table:table-cell table:style-name="Table4.A1" office:value-type="string">
                              <text:p text:style-name="P7">Start</text:p>
                            </table:table-cell>
                            <table:table-cell table:style-name="Table4.A1" office:value-type="string">
                              <text:p text:style-name="P7">Stop</text:p>
                            </table:table-cell>
                            <table:table-cell table:style-name="Table4.A1" office:value-type="string">
                              <text:p text:style-name="P7">Project</text:p>
                            </table:table-cell>
                            <table:table-cell table:style-name="Table4.A1" office:value-type="string">
                              <text:p text:style-name="P7">Notes</text:p>
                            </table:table-cell>
                            <table:table-cell table:style-name="Table4.A1" table:number-columns-spanned="2" office:value-type="string">
                              <text:p text:style-name="P7">Ops</text:p>
                            </table:table-cell>
                            <table:covered-table-cell/>
                          </table:table-row>
                          <table:table-row>
                            <table:table-cell table:style-name="Table4.A3" office:value-type="string">
                              <text:p text:style-name="P7">12.5</text:p>
                            </table:table-cell>
                            <table:table-cell table:style-name="Table4.A3" office:value-type="string">
                              <text:p text:style-name="P7">17</text:p>
                            </table:table-cell>
                            <table:table-cell table:style-name="Table4.A3" office:value-type="string">
                              <text:p text:style-name="P6"><text:a xlink:type="simple" xlink:href="http://cgi-bin/twiki/view/Atomic/blueInfrastructureIN" office:target-frame-name="_blank" xlink:show="new"><text:span text:style-name="T3">blue </text:span></text:a><text:soft-page-break/><text:a xlink:type="simple" xlink:href="http://cgi-bin/twiki/view/Atomic/blueInfrastructureIN" office:target-frame-name="_blank" xlink:show="new"><text:span text:style-name="T3">Infrastructure (IN)</text:span></text:a></text:p>
                            </table:table-cell>
                            <table:table-cell table:style-name="Table4.A3" office:value-type="string">
                              <text:p text:style-name="P7"><text:span text:style-name="T2">Infrastructure</text:span><text:line-break/>SVT testing on Siebel 8.1 </text:p>
                            </table:table-cell>
                            <table:table-cell table:style-name="Table4.A3" office:value-type="string">
                              <text:p text:style-name="P10">Edit</text:p>
                            </table:table-cell>
                            <table:table-cell table:style-name="Table4.A3" office:value-type="string">
                              <text:p text:style-name="P10">Delete</text:p>
                            </table:table-cell>
                          </table:table-row>
                          <table:table-row>
                            <table:table-cell table:style-name="Table4.A4" office:value-type="string">
                              <text:p text:style-name="P7">12</text:p>
                            </table:table-cell>
                            <table:table-cell table:style-name="Table4.A4" office:value-type="string">
                              <text:p text:style-name="P7">12.5</text:p>
                            </table:table-cell>
                            <table:table-cell table:style-name="Table4.A4" office:value-type="string">
                              <text:p text:style-name="P6"><text:a xlink:type="simple" xlink:href="http://cgi-bin/twiki/view/Atomic/bluePersonal" office:target-frame-name="_blank" xlink:show="new"><text:span text:style-name="T3">blue Personal</text:span></text:a></text:p>
                            </table:table-cell>
                            <table:table-cell table:style-name="Table4.A4" office:value-type="string">
                              <text:p text:style-name="P7"><text:span text:style-name="T2">Lunch (or other meal)</text:span><text:line-break/>lunch </text:p>
                            </table:table-cell>
                            <table:table-cell table:style-name="Table4.A4" office:value-type="string">
                              <text:p text:style-name="P10">Edit</text:p>
                            </table:table-cell>
                            <table:table-cell table:style-name="Table4.A4" office:value-type="string">
                              <text:p text:style-name="P10">Delete</text:p>
                            </table:table-cell>
                          </table:table-row>
                          <table:table-row>
                            <table:table-cell table:style-name="Table4.A3" office:value-type="string">
                              <text:p text:style-name="P7">9.75</text:p>
                            </table:table-cell>
                            <table:table-cell table:style-name="Table4.A3" office:value-type="string">
                              <text:p text:style-name="P7">12</text:p>
                            </table:table-cell>
                            <table:table-cell table:style-name="Table4.A3" office:value-type="string">
            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            </table:table-cell>
                            <table:table-cell table:style-name="Table4.A3" office:value-type="string">
                              <text:p text:style-name="P7"><text:span text:style-name="T2">Infrastructure</text:span><text:line-break/>worked on SVT for Siebel agent, worked on configuring jmeter for longrun monitoring, </text:p>
                            </table:table-cell>
                            <table:table-cell table:style-name="Table4.A3" office:value-type="string">
                              <text:p text:style-name="P10">Edit</text:p>
                            </table:table-cell>
                            <table:table-cell table:style-name="Table4.A3" office:value-type="string">
                              <text:p text:style-name="P10">Delete</text:p>
                            </table:table-cell>
                          </table:table-row>
                          <table:table-row>
                            <table:table-cell table:style-name="Table4.A4" office:value-type="string">
                              <text:p text:style-name="P7">9.5</text:p>
                            </table:table-cell>
                            <table:table-cell table:style-name="Table4.A4" office:value-type="string">
                              <text:p text:style-name="P7">9.75</text:p>
                            </table:table-cell>
                            <table:table-cell table:style-name="Table4.A4" office:value-type="string">
            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            </table:table-cell>
                            <table:table-cell table:style-name="Table4.A4" office:value-type="string">
                              <text:p text:style-name="P7"><text:span text:style-name="T2">Infrastructure</text:span><text:line-break/>status meeting </text:p>
                            </table:table-cell>
                            <table:table-cell table:style-name="Table4.A4" office:value-type="string">
                              <text:p text:style-name="P10">Edit</text:p>
                            </table:table-cell>
                            <table:table-cell table:style-name="Table4.A4" office:value-type="string">
                              <text:p text:style-name="P10">Delete</text:p>
                            </table:table-cell>
                          </table:table-row>
                          <table:table-row>
                            <table:table-cell table:style-name="Table4.A3" office:value-type="string">
                              <text:p text:style-name="P7">8.25</text:p>
                            </table:table-cell>
                            <table:table-cell table:style-name="Table4.A3" office:value-type="string">
                              <text:p text:style-name="P7">9.5</text:p>
                            </table:table-cell>
                            <table:table-cell table:style-name="Table4.A3" office:value-type="string">
            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            </table:table-cell>
                            <table:table-cell table:style-name="Table4.A3" office:value-type="string">
                              <text:p text:style-name="P7"><text:span text:style-name="T2">Infrastructure</text:span><text:line-break/>worked on SVT for Siebel agent </text:p>
                            </table:table-cell>
                            <table:table-cell table:style-name="Table4.A3" office:value-type="string">
                              <text:p text:style-name="P10">Edit</text:p>
                            </table:table-cell>
                            <table:table-cell table:style-name="Table4.A3" office:value-type="string">
                              <text:p text:style-name="P10">Delete</text:p>
                            </table:table-cell>
                          </table:table-row>
                          <table:table-row>
                            <table:table-cell table:style-name="Table4.A1" table:number-columns-spanned="6" office:value-type="string">
                              <text:p text:style-name="P7">Tue 07/13/2010<text:line-break/><draw:frame draw:style-name="fr1" draw:name="graphics3" text:anchor-type="as-char" svg:width="0.7862in" svg:height="0.3929in" draw:z-index="1"><draw:image xlink:href="http://util/GreenBarImage.php?billable=12,16.75,9.5,11.5,9.25,9.5,8.25,9.25&amp;nonbillable=&amp;personal=11.5,12" xlink:type="simple" xlink:show="embed" xlink:actuate="onLoad"/></draw:frame></text:p>
                            </table:table-cell>
                            <table:covered-table-cell/>
                            <table:covered-table-cell/>
                            <table:covered-table-cell/>
                            <table:covered-table-cell/>
                            <table:covered-table-cell/>
                          </table:table-row>
                          <table:table-row table:style-name="Table4.2">
                            <table:table-cell table:style-name="Table4.A1" office:value-type="string">
                              <text:p text:style-name="P7">Start</text:p>
                            </table:table-cell>
                            <table:table-cell table:style-name="Table4.A1" office:value-type="string">
                              <text:p text:style-name="P7">Stop</text:p>
                            </table:table-cell>
                            <table:table-cell table:style-name="Table4.A1" office:value-type="string">
                              <text:p text:style-name="P7">Project</text:p>
                            </table:table-cell>
                            <table:table-cell table:style-name="Table4.A1" office:value-type="string">
                              <text:p text:style-name="P7">Notes</text:p>
                            </table:table-cell>
                            <table:table-cell table:style-name="Table4.A1" table:number-columns-spanned="2" office:value-type="string">
                              <text:p text:style-name="P7">Ops</text:p>
                            </table:table-cell>
                            <table:covered-table-cell/>
                          </table:table-row>
                          <table:table-row>
                            <table:table-cell table:style-name="Table4.A3" office:value-type="string">
                              <text:p text:style-name="P7">12</text:p>
                            </table:table-cell>
                            <table:table-cell table:style-name="Table4.A3" office:value-type="string">
                              <text:p text:style-name="P7">16.75</text:p>
                            </table:table-cell>
                            <table:table-cell table:style-name="Table4.A3" office:value-type="string">
            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            </table:table-cell>
                            <table:table-cell table:style-name="Table4.A3" office:value-type="string">
                              <text:p text:style-name="P7"><text:span text:style-name="T2">Infrastructure</text:span><text:line-break/>worked on configuring TEMS / TEPS for SVT testing, worked on new Siebel agent build installation / connection </text:p>
                            </table:table-cell>
                            <table:table-cell table:style-name="Table4.A3" office:value-type="string">
                              <text:p text:style-name="P10">Edit</text:p>
                            </table:table-cell>
                            <table:table-cell table:style-name="Table4.A3" office:value-type="string">
                              <text:p text:style-name="P10">Delete</text:p>
                            </table:table-cell>
                          </table:table-row>
                          <table:table-row>
                            <table:table-cell table:style-name="Table4.A4" office:value-type="string">
                              <text:p text:style-name="P7">11.5</text:p>
                            </table:table-cell>
                            <table:table-cell table:style-name="Table4.A4" office:value-type="string">
                              <text:p text:style-name="P7">12</text:p>
                            </table:table-cell>
                            <table:table-cell table:style-name="Table4.A4" office:value-type="string">
                              <text:p text:style-name="P6"><text:a xlink:type="simple" xlink:href="http://cgi-bin/twiki/view/Atomic/bluePersonal" office:target-frame-name="_blank" xlink:show="new"><text:span text:style-name="T3">blue Personal</text:span></text:a></text:p>
                            </table:table-cell>
                            <table:table-cell table:style-name="Table4.A4" office:value-type="string">
                              <text:p text:style-name="P7"><text:span text:style-name="T2">Lunch (or other meal)</text:span><text:line-break/>lunch </text:p>
                            </table:table-cell>
                            <table:table-cell table:style-name="Table4.A4" office:value-type="string">
                              <text:p text:style-name="P10">Edit</text:p>
                            </table:table-cell>
                            <table:table-cell table:style-name="Table4.A4" office:value-type="string">
                              <text:p text:style-name="P10">Delete</text:p>
                            </table:table-cell>
                          </table:table-row>
                          <table:table-row>
                            <table:table-cell table:style-name="Table4.A3" office:value-type="string">
                              <text:p text:style-name="P7">9.5</text:p>
                            </table:table-cell>
                            <table:table-cell table:style-name="Table4.A3" office:value-type="string">
                              <text:p text:style-name="P7">11.5</text:p>
                            </table:table-cell>
                            <table:table-cell table:style-name="Table4.A3" office:value-type="string">
            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            </table:table-cell>
                            <table:table-cell table:style-name="Table4.A3" office:value-type="string">
                              <text:p text:style-name="P7"><text:span text:style-name="T2">Infrastructure</text:span><text:line-break/>worked on solving Siebel Server Segmentation fault error following vm host transfer </text:p>
                            </table:table-cell>
                            <table:table-cell table:style-name="Table4.A3" office:value-type="string">
                              <text:p text:style-name="P10">Edit</text:p>
                            </table:table-cell>
                            <table:table-cell table:style-name="Table4.A3" office:value-type="string">
                              <text:p text:style-name="P10">Delete</text:p>
                            </table:table-cell>
                          </table:table-row>
                          <table:table-row>
                            <table:table-cell table:style-name="Table4.A4" office:value-type="string">
                              <text:p text:style-name="P7">9.25</text:p>
                            </table:table-cell>
                            <table:table-cell table:style-name="Table4.A4" office:value-type="string">
                              <text:p text:style-name="P7">9.5</text:p>
                            </table:table-cell>
                            <table:table-cell table:style-name="Table4.A4" office:value-type="string">
            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            </table:table-cell>
                            <table:table-cell table:style-name="Table4.A4" office:value-type="string">
                              <text:p text:style-name="P7"><text:span text:style-name="T2">Infrastructure</text:span><text:line-break/>status meeting </text:p>
                            </table:table-cell>
                            <table:table-cell table:style-name="Table4.A4" office:value-type="string">
                              <text:p text:style-name="P10">Edit</text:p>
                            </table:table-cell>
                            <table:table-cell table:style-name="Table4.A4" office:value-type="string">
                              <text:p text:style-name="P10">Delete</text:p>
                            </table:table-cell>
                          </table:table-row>
                          <table:table-row>
                            <table:table-cell table:style-name="Table4.A3" office:value-type="string">
                              <text:p text:style-name="P7">8.25</text:p>
                            </table:table-cell>
                            <table:table-cell table:style-name="Table4.A3" office:value-type="string">
                              <text:p text:style-name="P7">9.25</text:p>
                            </table:table-cell>
                            <table:table-cell table:style-name="Table4.A3" office:value-type="string">
            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            </table:table-cell>
                            <table:table-cell table:style-name="Table4.A3" office:value-type="string">
                              <text:p text:style-name="P7"><text:span text:style-name="T2">Infrastructure</text:span><text:line-break/>worked on configuring redhat vm for long run test environment </text:p>
                            </table:table-cell>
                            <table:table-cell table:style-name="Table4.A3" office:value-type="string">
                              <text:p text:style-name="P10">Edit</text:p>
                            </table:table-cell>
                            <table:table-cell table:style-name="Table4.A3" office:value-type="string">
                              <text:p text:style-name="P10">Delete</text:p>
                            </table:table-cell>
                          </table:table-row>
                          <table:table-row>
                            <table:table-cell table:style-name="Table4.A1" table:number-columns-spanned="6" office:value-type="string">
                              <text:p text:style-name="P7">Mon 07/12/2010<text:line-break/><draw:frame draw:style-name="fr1" draw:name="graphics4" text:anchor-type="as-char" svg:width="0.7862in" svg:height="0.3929in" draw:z-index="2"><draw:image xlink:href="http://util/GreenBarImage.php?billable=14.5,16.75,12.75,14.5,9.75,12.5,9.5,9.75,8.5,9.5&amp;nonbillable=&amp;personal=12.5,12.75" xlink:type="simple" xlink:show="embed" xlink:actuate="onLoad"/></draw:frame></text:p>
                            </table:table-cell>
                            <table:covered-table-cell/>
                            <table:covered-table-cell/>
                            <table:covered-table-cell/>
                            <table:covered-table-cell/>
                            <table:covered-table-cell/>
                          </table:table-row>
                          <table:table-row table:style-name="Table4.2">
                            <table:table-cell table:style-name="Table4.A1" office:value-type="string">
                              <text:p text:style-name="P7">Start</text:p>
                            </table:table-cell>
                            <table:table-cell table:style-name="Table4.A1" office:value-type="string">
                              <text:p text:style-name="P7">Stop</text:p>
                            </table:table-cell>
                            <table:table-cell table:style-name="Table4.A1" office:value-type="string">
                              <text:p text:style-name="P7">Project</text:p>
                            </table:table-cell>
                            <table:table-cell table:style-name="Table4.A1" office:value-type="string">
                              <text:p text:style-name="P7">Notes</text:p>
                            </table:table-cell>
                            <table:table-cell table:style-name="Table4.A1" table:number-columns-spanned="2" office:value-type="string">
                              <text:p text:style-name="P7">Ops</text:p>
                            </table:table-cell>
                            <table:covered-table-cell/>
                          </table:table-row>
                          <table:table-row>
                            <table:table-cell table:style-name="Table4.A3" office:value-type="string">
                              <text:p text:style-name="P7">14.5</text:p>
                            </table:table-cell>
                            <table:table-cell table:style-name="Table4.A3" office:value-type="string">
                              <text:p text:style-name="P7">16.75</text:p>
                            </table:table-cell>
                            <table:table-cell table:style-name="Table4.A3" office:value-type="string">
            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            </table:table-cell>
                            <table:table-cell table:style-name="Table4.A3" office:value-type="string">
                              <text:p text:style-name="P7"><text:span text:style-name="T2">Infrastructure</text:span><text:line-break/>worked on transfering linux vm to odin for Long Run testing, worked on configuring esupport groups / departments </text:p>
                            </table:table-cell>
                            <table:table-cell table:style-name="Table4.A3" office:value-type="string">
                              <text:p text:style-name="P10">Edit</text:p>
                            </table:table-cell>
                            <table:table-cell table:style-name="Table4.A3" office:value-type="string">
                              <text:p text:style-name="P10">Delete</text:p>
                            </table:table-cell>
                          </table:table-row>
                          <table:table-row>
                            <table:table-cell table:style-name="Table4.A4" office:value-type="string">
                              <text:p text:style-name="P7">12.75</text:p>
                            </table:table-cell>
                            <table:table-cell table:style-name="Table4.A4" office:value-type="string">
                              <text:p text:style-name="P7">14.5</text:p>
                            </table:table-cell>
                            <table:table-cell table:style-name="Table4.A4" office:value-type="string">
            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            </table:table-cell>
                            <table:table-cell table:style-name="Table4.A4" office:value-type="string">
                              <text:p text:style-name="P7"><text:span text:style-name="T2">Infrastructure</text:span><text:line-break/>worked on configuring, testing Jmeter with windows server2003 boxes </text:p>
                            </table:table-cell>
                            <table:table-cell table:style-name="Table4.A4" office:value-type="string">
                              <text:p text:style-name="P10">Edit</text:p>
                            </table:table-cell>
                            <table:table-cell table:style-name="Table4.A4" office:value-type="string">
                              <text:p text:style-name="P10">Delete</text:p>
                            </table:table-cell>
                          </table:table-row>
                          <table:table-row>
                            <table:table-cell table:style-name="Table4.A3" office:value-type="string">
                              <text:p text:style-name="P7">12.5</text:p>
                            </table:table-cell>
                            <table:table-cell table:style-name="Table4.A3" office:value-type="string">
                              <text:p text:style-name="P7">12.75</text:p>
                            </table:table-cell>
                            <table:table-cell table:style-name="Table4.A3" office:value-type="string">
                              <text:p text:style-name="P6"><text:a xlink:type="simple" xlink:href="http://cgi-bin/twiki/view/Atomic/bluePersonal" office:target-frame-name="_blank" xlink:show="new"><text:span text:style-name="T3">blue Personal</text:span></text:a></text:p>
                            </table:table-cell>
                            <table:table-cell table:style-name="Table4.A3" office:value-type="string">
                              <text:p text:style-name="P7"><text:span text:style-name="T2">Lunch (or other meal)</text:span><text:line-break/>lunch </text:p>
                            </table:table-cell>
                            <table:table-cell table:style-name="Table4.A3" office:value-type="string">
                              <text:p text:style-name="P10">Edit</text:p>
                            </table:table-cell>
                            <table:table-cell table:style-name="Table4.A3" office:value-type="string">
                              <text:p text:style-name="P10">Delete</text:p>
                            </table:table-cell>
                          </table:table-row>
                          <table:table-row>
                            <table:table-cell table:style-name="Table4.A4" office:value-type="string">
                              <text:p text:style-name="P7">9.75</text:p>
                            </table:table-cell>
                            <table:table-cell table:style-name="Table4.A4" office:value-type="string">
                              <text:p text:style-name="P7">12.5</text:p>
                            </table:table-cell>
                            <table:table-cell table:style-name="Table4.A4" office:value-type="string">
            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            </table:table-cell>
                            <table:table-cell table:style-name="Table4.A4" office:value-type="string">
                              <text:p text:style-name="P7"><text:span text:style-name="T2">Infrastructure</text:span><text:line-break/>worked on configuring Jmeter for long-run testing environment </text:p>
                            </table:table-cell>
                            <table:table-cell table:style-name="Table4.A4" office:value-type="string">
                              <text:p text:style-name="P10">Edit</text:p>
                            </table:table-cell>
                            <table:table-cell table:style-name="Table4.A4" office:value-type="string">
                              <text:p text:style-name="P10">Delete</text:p>
                            </table:table-cell>
                          </table:table-row>
                          <table:table-row>
                            <table:table-cell table:style-name="Table4.A3" office:value-type="string">
                              <text:p text:style-name="P7">9.5</text:p>
                            </table:table-cell>
                            <table:table-cell table:style-name="Table4.A3" office:value-type="string">
                              <text:p text:style-name="P7">9.75</text:p>
                            </table:table-cell>
                            <table:table-cell table:style-name="Table4.A3" office:value-type="string">
            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            </table:table-cell>
                            <table:table-cell table:style-name="Table4.A3" office:value-type="string">
                              <text:p text:style-name="P7"><text:span text:style-name="T2">Infrastructure</text:span><text:line-break/>status meeting </text:p>
                            </table:table-cell>
                            <table:table-cell table:style-name="Table4.A3" office:value-type="string">
                              <text:p text:style-name="P10">Edit</text:p>
                            </table:table-cell>
                            <table:table-cell table:style-name="Table4.A3" office:value-type="string">
                              <text:p text:style-name="P10">Delete</text:p>
                            </table:table-cell>
                          </table:table-row>
                          <table:table-row>
                            <table:table-cell table:style-name="Table4.A4" office:value-type="string">
                              <text:p text:style-name="P7"><text:soft-page-break/>8.5</text:p>
                            </table:table-cell>
                            <table:table-cell table:style-name="Table4.A4" office:value-type="string">
                              <text:p text:style-name="P7">9.5</text:p>
                            </table:table-cell>
                            <table:table-cell table:style-name="Table4.A4" office:value-type="string">
            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            </table:table-cell>
                            <table:table-cell table:style-name="Table4.A4" office:value-type="string">
                              <text:p text:style-name="P7"><text:span text:style-name="T2">Infrastructure</text:span><text:line-break/>worked on configuring Jmeter for long-run testing environment </text:p>
                            </table:table-cell>
                            <table:table-cell table:style-name="Table4.A4" office:value-type="string">
                              <text:p text:style-name="P10">Edit</text:p>
                            </table:table-cell>
                            <table:table-cell table:style-name="Table4.A4" office:value-type="string">
                              <text:p text:style-name="P12">Delete</text:p>
                            </table:table-cell>
                          </table:table-row>
                        </table:table>
                        <text:p text:style-name="Table_20_Contents"/>
                      </table:table-cell>
                    </table:table-row>
                    <table:table-row>
                      <table:table-cell table:style-name="Table3.A1" office:value-type="string">
                        <text:p text:style-name="P13"/>
                      </table:table-cell>
                    </table:table-row>
                  </table:table>
                  <text:p text:style-name="P9"/>
                </table:table-cell>
              </table:table-row>
            </table:table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2" table:number-columns-spanned="2" office:value-type="string">
            <text:p text:style-name="P8">Mon Jun 28th 2010 - Sun Jul 11th 2010</text:p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column table:style-name="Table5.E"/>
              <table:table-column table:style-name="Table5.F"/>
              <table:table-row>
                <table:table-cell table:style-name="Table5.A1" table:number-columns-spanned="6" office:value-type="string">
                  <text:p text:style-name="P7">Fri 07/09/2010<text:line-break/><draw:frame draw:style-name="fr1" draw:name="graphics5" text:anchor-type="as-char" svg:width="0.7862in" svg:height="0.3929in" draw:z-index="3"><draw:image xlink:href="http://util/GreenBarImage.php?billable=12.75,17,9.75,12.25,9.5,9.75,8.5,9.5,8.25,8.5&amp;nonbillable=&amp;personal=12.25,12.75" xlink:type="simple" xlink:show="embed" xlink:actuate="onLoad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1" office:value-type="string">
                  <text:p text:style-name="P7">Start</text:p>
                </table:table-cell>
                <table:table-cell table:style-name="Table5.A1" office:value-type="string">
                  <text:p text:style-name="P7">Stop</text:p>
                </table:table-cell>
                <table:table-cell table:style-name="Table5.A1" office:value-type="string">
                  <text:p text:style-name="P7">Project</text:p>
                </table:table-cell>
                <table:table-cell table:style-name="Table5.A1" office:value-type="string">
                  <text:p text:style-name="P7">Notes</text:p>
                </table:table-cell>
                <table:table-cell table:style-name="Table5.A1" table:number-columns-spanned="2" office:value-type="string">
                  <text:p text:style-name="P7">Ops</text:p>
                </table:table-cell>
                <table:covered-table-cell/>
              </table:table-row>
              <table:table-row>
                <table:table-cell table:style-name="Table5.A3" office:value-type="string">
                  <text:p text:style-name="P7">12.75</text:p>
                </table:table-cell>
                <table:table-cell table:style-name="Table5.A3" office:value-type="string">
                  <text:p text:style-name="P7">17</text:p>
                </table:table-cell>
                <table:table-cell table:style-name="Table5.A3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5.A3" office:value-type="string">
                  <text:p text:style-name="P7"><text:span text:style-name="T2">Infrastructure</text:span><text:line-break/>configured networking on win2003 clone for use with Jmeter and longrun tests, installed &amp; configured stable Siebel agent &amp; support on various boxes for longrun tests. </text:p>
                </table:table-cell>
                <table:table-cell table:style-name="Table5.A3" office:value-type="string">
                  <text:p text:style-name="P10">Edit</text:p>
                </table:table-cell>
                <table:table-cell table:style-name="Table5.A3" office:value-type="string">
                  <text:p text:style-name="P10">Delete</text:p>
                </table:table-cell>
              </table:table-row>
              <table:table-row>
                <table:table-cell table:style-name="Table5.A4" office:value-type="string">
                  <text:p text:style-name="P7">12.25</text:p>
                </table:table-cell>
                <table:table-cell table:style-name="Table5.A4" office:value-type="string">
                  <text:p text:style-name="P7">12.75</text:p>
                </table:table-cell>
                <table:table-cell table:style-name="Table5.A4" office:value-type="string">
                  <text:p text:style-name="P6"><text:a xlink:type="simple" xlink:href="http://cgi-bin/twiki/view/Atomic/bluePersonal" office:target-frame-name="_blank" xlink:show="new"><text:span text:style-name="T3">blue Personal</text:span></text:a></text:p>
                </table:table-cell>
                <table:table-cell table:style-name="Table5.A4" office:value-type="string">
                  <text:p text:style-name="P7"><text:span text:style-name="T2">Lunch (or other meal)</text:span><text:line-break/>lunch </text:p>
                </table:table-cell>
                <table:table-cell table:style-name="Table5.A4" office:value-type="string">
                  <text:p text:style-name="P10">Edit</text:p>
                </table:table-cell>
                <table:table-cell table:style-name="Table5.A4" office:value-type="string">
                  <text:p text:style-name="P10">Delete</text:p>
                </table:table-cell>
              </table:table-row>
              <table:table-row>
                <table:table-cell table:style-name="Table5.A3" office:value-type="string">
                  <text:p text:style-name="P7">9.75</text:p>
                </table:table-cell>
                <table:table-cell table:style-name="Table5.A3" office:value-type="string">
                  <text:p text:style-name="P7">12.25</text:p>
                </table:table-cell>
                <table:table-cell table:style-name="Table5.A3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5.A3" office:value-type="string">
                  <text:p text:style-name="P7"><text:span text:style-name="T2">Infrastructure</text:span><text:line-break/>worked on configuring long-run Siebel agent testing </text:p>
                </table:table-cell>
                <table:table-cell table:style-name="Table5.A3" office:value-type="string">
                  <text:p text:style-name="P10">Edit</text:p>
                </table:table-cell>
                <table:table-cell table:style-name="Table5.A3" office:value-type="string">
                  <text:p text:style-name="P10">Delete</text:p>
                </table:table-cell>
              </table:table-row>
              <table:table-row>
                <table:table-cell table:style-name="Table5.A4" office:value-type="string">
                  <text:p text:style-name="P7">9.5</text:p>
                </table:table-cell>
                <table:table-cell table:style-name="Table5.A4" office:value-type="string">
                  <text:p text:style-name="P7">9.75</text:p>
                </table:table-cell>
                <table:table-cell table:style-name="Table5.A4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5.A4" office:value-type="string">
                  <text:p text:style-name="P7"><text:span text:style-name="T2">Infrastructure</text:span><text:line-break/>status meeting </text:p>
                </table:table-cell>
                <table:table-cell table:style-name="Table5.A4" office:value-type="string">
                  <text:p text:style-name="P10">Edit</text:p>
                </table:table-cell>
                <table:table-cell table:style-name="Table5.A4" office:value-type="string">
                  <text:p text:style-name="P10">Delete</text:p>
                </table:table-cell>
              </table:table-row>
              <table:table-row>
                <table:table-cell table:style-name="Table5.A3" office:value-type="string">
                  <text:p text:style-name="P7">8.5</text:p>
                </table:table-cell>
                <table:table-cell table:style-name="Table5.A3" office:value-type="string">
                  <text:p text:style-name="P7">9.5</text:p>
                </table:table-cell>
                <table:table-cell table:style-name="Table5.A3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5.A3" office:value-type="string">
                  <text:p text:style-name="P7"><text:span text:style-name="T2">Infrastructure</text:span><text:line-break/>worked on configuring long-run Siebel agent testing </text:p>
                </table:table-cell>
                <table:table-cell table:style-name="Table5.A3" office:value-type="string">
                  <text:p text:style-name="P10">Edit</text:p>
                </table:table-cell>
                <table:table-cell table:style-name="Table5.A3" office:value-type="string">
                  <text:p text:style-name="P10">Delete</text:p>
                </table:table-cell>
              </table:table-row>
              <table:table-row>
                <table:table-cell table:style-name="Table5.A4" office:value-type="string">
                  <text:p text:style-name="P7">8.25</text:p>
                </table:table-cell>
                <table:table-cell table:style-name="Table5.A4" office:value-type="string">
                  <text:p text:style-name="P7">8.5</text:p>
                </table:table-cell>
                <table:table-cell table:style-name="Table5.A4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5.A4" office:value-type="string">
                  <text:p text:style-name="P7"><text:span text:style-name="T2">Infrastructure</text:span><text:line-break/>tested SNMP MicroGoose shutdown scripts / configuration </text:p>
                </table:table-cell>
                <table:table-cell table:style-name="Table5.A4" office:value-type="string">
                  <text:p text:style-name="P10">Edit</text:p>
                </table:table-cell>
                <table:table-cell table:style-name="Table5.A4" office:value-type="string">
                  <text:p text:style-name="P10">Delete</text:p>
                </table:table-cell>
              </table:table-row>
              <table:table-row>
                <table:table-cell table:style-name="Table5.A1" table:number-columns-spanned="6" office:value-type="string">
                  <text:p text:style-name="P7">Thu 07/08/2010<text:line-break/><draw:frame draw:style-name="fr1" draw:name="graphics6" text:anchor-type="as-char" svg:width="0.7862in" svg:height="0.3929in" draw:z-index="4"><draw:image xlink:href="http://util/GreenBarImage.php?billable=13.5,16.5,12.5,13.5,9.75,11.75,9.5,9.75,8.25,9.5&amp;nonbillable=&amp;personal=11.75,12.5" xlink:type="simple" xlink:show="embed" xlink:actuate="onLoad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1" office:value-type="string">
                  <text:p text:style-name="P7">Start</text:p>
                </table:table-cell>
                <table:table-cell table:style-name="Table5.A1" office:value-type="string">
                  <text:p text:style-name="P7">Stop</text:p>
                </table:table-cell>
                <table:table-cell table:style-name="Table5.A1" office:value-type="string">
                  <text:p text:style-name="P7">Project</text:p>
                </table:table-cell>
                <table:table-cell table:style-name="Table5.A1" office:value-type="string">
                  <text:p text:style-name="P7">Notes</text:p>
                </table:table-cell>
                <table:table-cell table:style-name="Table5.A1" table:number-columns-spanned="2" office:value-type="string">
                  <text:p text:style-name="P7">Ops</text:p>
                </table:table-cell>
                <table:covered-table-cell/>
              </table:table-row>
              <table:table-row>
                <table:table-cell table:style-name="Table5.A3" office:value-type="string">
                  <text:p text:style-name="P7">13.5</text:p>
                </table:table-cell>
                <table:table-cell table:style-name="Table5.A3" office:value-type="string">
                  <text:p text:style-name="P7">16.5</text:p>
                </table:table-cell>
                <table:table-cell table:style-name="Table5.A3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5.A3" office:value-type="string">
                  <text:p text:style-name="P7"><text:span text:style-name="T2">Infrastructure</text:span><text:line-break/>installed &amp; configured ESX long-run server </text:p>
                </table:table-cell>
                <table:table-cell table:style-name="Table5.A3" office:value-type="string">
                  <text:p text:style-name="P10">Edit</text:p>
                </table:table-cell>
                <table:table-cell table:style-name="Table5.A3" office:value-type="string">
                  <text:p text:style-name="P10">Delete</text:p>
                </table:table-cell>
              </table:table-row>
              <table:table-row>
                <table:table-cell table:style-name="Table5.A4" office:value-type="string">
                  <text:p text:style-name="P7">12.5</text:p>
                </table:table-cell>
                <table:table-cell table:style-name="Table5.A4" office:value-type="string">
                  <text:p text:style-name="P7">13.5</text:p>
                </table:table-cell>
                <table:table-cell table:style-name="Table5.A4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5.A4" office:value-type="string">
                  <text:p text:style-name="P7"><text:span text:style-name="T2">Infrastructure</text:span><text:line-break/>finished MicroGoose SNMP shutdown scripting </text:p>
                </table:table-cell>
                <table:table-cell table:style-name="Table5.A4" office:value-type="string">
                  <text:p text:style-name="P10">Edit</text:p>
                </table:table-cell>
                <table:table-cell table:style-name="Table5.A4" office:value-type="string">
                  <text:p text:style-name="P10">Delete</text:p>
                </table:table-cell>
              </table:table-row>
              <table:table-row>
                <table:table-cell table:style-name="Table5.A3" office:value-type="string">
                  <text:p text:style-name="P7">11.75</text:p>
                </table:table-cell>
                <table:table-cell table:style-name="Table5.A3" office:value-type="string">
                  <text:p text:style-name="P7">12.5</text:p>
                </table:table-cell>
                <table:table-cell table:style-name="Table5.A3" office:value-type="string">
                  <text:p text:style-name="P6"><text:a xlink:type="simple" xlink:href="http://cgi-bin/twiki/view/Atomic/bluePersonal" office:target-frame-name="_blank" xlink:show="new"><text:span text:style-name="T3">blue Personal</text:span></text:a></text:p>
                </table:table-cell>
                <table:table-cell table:style-name="Table5.A3" office:value-type="string">
                  <text:p text:style-name="P7"><text:span text:style-name="T2">Personal time</text:span><text:line-break/>lunch </text:p>
                </table:table-cell>
                <table:table-cell table:style-name="Table5.A3" office:value-type="string">
                  <text:p text:style-name="P10">Edit</text:p>
                </table:table-cell>
                <table:table-cell table:style-name="Table5.A3" office:value-type="string">
                  <text:p text:style-name="P10">Delete</text:p>
                </table:table-cell>
              </table:table-row>
              <table:table-row>
                <table:table-cell table:style-name="Table5.A4" office:value-type="string">
                  <text:p text:style-name="P7">9.75</text:p>
                </table:table-cell>
                <table:table-cell table:style-name="Table5.A4" office:value-type="string">
                  <text:p text:style-name="P7">11.75</text:p>
                </table:table-cell>
                <table:table-cell table:style-name="Table5.A4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5.A4" office:value-type="string">
                  <text:p text:style-name="P7"><text:span text:style-name="T2">Infrastructure</text:span><text:line-break/>worked on SNMP notification with MicroGoose </text:p>
                </table:table-cell>
                <table:table-cell table:style-name="Table5.A4" office:value-type="string">
                  <text:p text:style-name="P10">Edit</text:p>
                </table:table-cell>
                <table:table-cell table:style-name="Table5.A4" office:value-type="string">
                  <text:p text:style-name="P10">Delete</text:p>
                </table:table-cell>
              </table:table-row>
              <table:table-row>
                <table:table-cell table:style-name="Table5.A3" office:value-type="string">
                  <text:p text:style-name="P7">9.5</text:p>
                </table:table-cell>
                <table:table-cell table:style-name="Table5.A3" office:value-type="string">
                  <text:p text:style-name="P7">9.75</text:p>
                </table:table-cell>
                <table:table-cell table:style-name="Table5.A3" office:value-type="string">
                  <text:p text:style-name="P6"><text:a xlink:type="simple" xlink:href="http://cgi-bin/twiki/view/Atomic/blueInfrastructureIN" office:target-frame-name="_blank" xlink:show="new"><text:span text:style-name="T3">blue Infrastructure </text:span></text:a><text:soft-page-break/><text:a xlink:type="simple" xlink:href="http://cgi-bin/twiki/view/Atomic/blueInfrastructureIN" office:target-frame-name="_blank" xlink:show="new"><text:span text:style-name="T3">(IN)</text:span></text:a></text:p>
                </table:table-cell>
                <table:table-cell table:style-name="Table5.A3" office:value-type="string">
                  <text:p text:style-name="P7"><text:span text:style-name="T2">Infrastructure</text:span><text:line-break/>status meeting </text:p>
                </table:table-cell>
                <table:table-cell table:style-name="Table5.A3" office:value-type="string">
                  <text:p text:style-name="P10">Edit</text:p>
                </table:table-cell>
                <table:table-cell table:style-name="Table5.A3" office:value-type="string">
                  <text:p text:style-name="P10">Delete</text:p>
                </table:table-cell>
              </table:table-row>
              <table:table-row>
                <table:table-cell table:style-name="Table5.A4" office:value-type="string">
                  <text:p text:style-name="P7">8.25</text:p>
                </table:table-cell>
                <table:table-cell table:style-name="Table5.A4" office:value-type="string">
                  <text:p text:style-name="P7">9.5</text:p>
                </table:table-cell>
                <table:table-cell table:style-name="Table5.A4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5.A4" office:value-type="string">
                  <text:p text:style-name="P7"><text:span text:style-name="T2">Infrastructure</text:span><text:line-break/>worked on SNMP notification with MicroGoose </text:p>
                </table:table-cell>
                <table:table-cell table:style-name="Table5.A4" office:value-type="string">
                  <text:p text:style-name="P10">Edit</text:p>
                </table:table-cell>
                <table:table-cell table:style-name="Table5.A4" office:value-type="string">
                  <text:p text:style-name="P10">Delete</text:p>
                </table:table-cell>
              </table:table-row>
              <table:table-row>
                <table:table-cell table:style-name="Table5.A1" table:number-columns-spanned="6" office:value-type="string">
                  <text:p text:style-name="P7">Wed 07/07/2010<text:line-break/><draw:frame draw:style-name="fr1" draw:name="graphics7" text:anchor-type="as-char" svg:width="0.7862in" svg:height="0.3929in" draw:z-index="5"><draw:image xlink:href="http://util/GreenBarImage.php?billable=12.5,17.5,9.5,11.75,9.25,9.5,8.5,9.25&amp;nonbillable=&amp;personal=11.75,12.5" xlink:type="simple" xlink:show="embed" xlink:actuate="onLoad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1" office:value-type="string">
                  <text:p text:style-name="P7">Start</text:p>
                </table:table-cell>
                <table:table-cell table:style-name="Table5.A1" office:value-type="string">
                  <text:p text:style-name="P7">Stop</text:p>
                </table:table-cell>
                <table:table-cell table:style-name="Table5.A1" office:value-type="string">
                  <text:p text:style-name="P7">Project</text:p>
                </table:table-cell>
                <table:table-cell table:style-name="Table5.A1" office:value-type="string">
                  <text:p text:style-name="P7">Notes</text:p>
                </table:table-cell>
                <table:table-cell table:style-name="Table5.A1" table:number-columns-spanned="2" office:value-type="string">
                  <text:p text:style-name="P7">Ops</text:p>
                </table:table-cell>
                <table:covered-table-cell/>
              </table:table-row>
              <table:table-row>
                <table:table-cell table:style-name="Table5.A3" office:value-type="string">
                  <text:p text:style-name="P7">12.5</text:p>
                </table:table-cell>
                <table:table-cell table:style-name="Table5.A3" office:value-type="string">
                  <text:p text:style-name="P7">17.5</text:p>
                </table:table-cell>
                <table:table-cell table:style-name="Table5.A3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5.A3" office:value-type="string">
                  <text:p text:style-name="P7"><text:span text:style-name="T2">Infrastructure</text:span><text:line-break/>continued working on SNMP notification with MicroGoose </text:p>
                </table:table-cell>
                <table:table-cell table:style-name="Table5.A3" office:value-type="string">
                  <text:p text:style-name="P10">Edit</text:p>
                </table:table-cell>
                <table:table-cell table:style-name="Table5.A3" office:value-type="string">
                  <text:p text:style-name="P10">Delete</text:p>
                </table:table-cell>
              </table:table-row>
              <table:table-row>
                <table:table-cell table:style-name="Table5.A4" office:value-type="string">
                  <text:p text:style-name="P7">11.75</text:p>
                </table:table-cell>
                <table:table-cell table:style-name="Table5.A4" office:value-type="string">
                  <text:p text:style-name="P7">12.5</text:p>
                </table:table-cell>
                <table:table-cell table:style-name="Table5.A4" office:value-type="string">
                  <text:p text:style-name="P6"><text:a xlink:type="simple" xlink:href="http://cgi-bin/twiki/view/Atomic/bluePersonal" office:target-frame-name="_blank" xlink:show="new"><text:span text:style-name="T3">blue Personal</text:span></text:a></text:p>
                </table:table-cell>
                <table:table-cell table:style-name="Table5.A4" office:value-type="string">
                  <text:p text:style-name="P7"><text:span text:style-name="T2">Lunch (or other meal)</text:span><text:line-break/>lunch </text:p>
                </table:table-cell>
                <table:table-cell table:style-name="Table5.A4" office:value-type="string">
                  <text:p text:style-name="P10">Edit</text:p>
                </table:table-cell>
                <table:table-cell table:style-name="Table5.A4" office:value-type="string">
                  <text:p text:style-name="P10">Delete</text:p>
                </table:table-cell>
              </table:table-row>
              <table:table-row>
                <table:table-cell table:style-name="Table5.A3" office:value-type="string">
                  <text:p text:style-name="P7">9.5</text:p>
                </table:table-cell>
                <table:table-cell table:style-name="Table5.A3" office:value-type="string">
                  <text:p text:style-name="P7">11.75</text:p>
                </table:table-cell>
                <table:table-cell table:style-name="Table5.A3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5.A3" office:value-type="string">
                  <text:p text:style-name="P7"><text:span text:style-name="T2">Infrastructure</text:span><text:line-break/>worked on configuring SNMP notifications with MicroGoose </text:p>
                </table:table-cell>
                <table:table-cell table:style-name="Table5.A3" office:value-type="string">
                  <text:p text:style-name="P10">Edit</text:p>
                </table:table-cell>
                <table:table-cell table:style-name="Table5.A3" office:value-type="string">
                  <text:p text:style-name="P10">Delete</text:p>
                </table:table-cell>
              </table:table-row>
              <table:table-row>
                <table:table-cell table:style-name="Table5.A4" office:value-type="string">
                  <text:p text:style-name="P7">9.25</text:p>
                </table:table-cell>
                <table:table-cell table:style-name="Table5.A4" office:value-type="string">
                  <text:p text:style-name="P7">9.5</text:p>
                </table:table-cell>
                <table:table-cell table:style-name="Table5.A4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5.A4" office:value-type="string">
                  <text:p text:style-name="P7"><text:span text:style-name="T2">Infrastructure</text:span><text:line-break/>status meeting </text:p>
                </table:table-cell>
                <table:table-cell table:style-name="Table5.A4" office:value-type="string">
                  <text:p text:style-name="P10">Edit</text:p>
                </table:table-cell>
                <table:table-cell table:style-name="Table5.A4" office:value-type="string">
                  <text:p text:style-name="P10">Delete</text:p>
                </table:table-cell>
              </table:table-row>
              <table:table-row>
                <table:table-cell table:style-name="Table5.A3" office:value-type="string">
                  <text:p text:style-name="P7">8.5</text:p>
                </table:table-cell>
                <table:table-cell table:style-name="Table5.A3" office:value-type="string">
                  <text:p text:style-name="P7">9.25</text:p>
                </table:table-cell>
                <table:table-cell table:style-name="Table5.A3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5.A3" office:value-type="string">
                  <text:p text:style-name="P7"><text:span text:style-name="T2">Infrastructure</text:span><text:line-break/>worked on reorganizing ITM media on atlas </text:p>
                </table:table-cell>
                <table:table-cell table:style-name="Table5.A3" office:value-type="string">
                  <text:p text:style-name="P10">Edit</text:p>
                </table:table-cell>
                <table:table-cell table:style-name="Table5.A3" office:value-type="string">
                  <text:p text:style-name="P10">Delete</text:p>
                </table:table-cell>
              </table:table-row>
              <table:table-row>
                <table:table-cell table:style-name="Table5.A1" table:number-columns-spanned="6" office:value-type="string">
                  <text:p text:style-name="P7">Wed 06/30/2010<text:line-break/><draw:frame draw:style-name="fr1" draw:name="graphics8" text:anchor-type="as-char" svg:width="0.7862in" svg:height="0.3929in" draw:z-index="6"><draw:image xlink:href="http://util/GreenBarImage.php?billable=12.5,17.25,9.75,12,9.5,9.75,8,9.5&amp;nonbillable=&amp;personal=12,12.5" xlink:type="simple" xlink:show="embed" xlink:actuate="onLoad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1" office:value-type="string">
                  <text:p text:style-name="P7">Start</text:p>
                </table:table-cell>
                <table:table-cell table:style-name="Table5.A1" office:value-type="string">
                  <text:p text:style-name="P7">Stop</text:p>
                </table:table-cell>
                <table:table-cell table:style-name="Table5.A1" office:value-type="string">
                  <text:p text:style-name="P7">Project</text:p>
                </table:table-cell>
                <table:table-cell table:style-name="Table5.A1" office:value-type="string">
                  <text:p text:style-name="P7">Notes</text:p>
                </table:table-cell>
                <table:table-cell table:style-name="Table5.A1" table:number-columns-spanned="2" office:value-type="string">
                  <text:p text:style-name="P7">Ops</text:p>
                </table:table-cell>
                <table:covered-table-cell/>
              </table:table-row>
              <table:table-row>
                <table:table-cell table:style-name="Table5.A3" office:value-type="string">
                  <text:p text:style-name="P7">12.5</text:p>
                </table:table-cell>
                <table:table-cell table:style-name="Table5.A3" office:value-type="string">
                  <text:p text:style-name="P7">17.25</text:p>
                </table:table-cell>
                <table:table-cell table:style-name="Table5.A3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5.A3" office:value-type="string">
                  <text:p text:style-name="P7"><text:span text:style-name="T2">Infrastructure</text:span><text:line-break/>testing / developing Siebel startup scripts </text:p>
                </table:table-cell>
                <table:table-cell table:style-name="Table5.A3" office:value-type="string">
                  <text:p text:style-name="P10">Edit</text:p>
                </table:table-cell>
                <table:table-cell table:style-name="Table5.A3" office:value-type="string">
                  <text:p text:style-name="P10">Delete</text:p>
                </table:table-cell>
              </table:table-row>
              <table:table-row>
                <table:table-cell table:style-name="Table5.A4" office:value-type="string">
                  <text:p text:style-name="P7">12</text:p>
                </table:table-cell>
                <table:table-cell table:style-name="Table5.A4" office:value-type="string">
                  <text:p text:style-name="P7">12.5</text:p>
                </table:table-cell>
                <table:table-cell table:style-name="Table5.A4" office:value-type="string">
                  <text:p text:style-name="P6"><text:a xlink:type="simple" xlink:href="http://cgi-bin/twiki/view/Atomic/bluePersonal" office:target-frame-name="_blank" xlink:show="new"><text:span text:style-name="T3">blue Personal</text:span></text:a></text:p>
                </table:table-cell>
                <table:table-cell table:style-name="Table5.A4" office:value-type="string">
                  <text:p text:style-name="P7"><text:span text:style-name="T2">Lunch (or other meal)</text:span><text:line-break/>lunch </text:p>
                </table:table-cell>
                <table:table-cell table:style-name="Table5.A4" office:value-type="string">
                  <text:p text:style-name="P10">Edit</text:p>
                </table:table-cell>
                <table:table-cell table:style-name="Table5.A4" office:value-type="string">
                  <text:p text:style-name="P10">Delete</text:p>
                </table:table-cell>
              </table:table-row>
              <table:table-row>
                <table:table-cell table:style-name="Table5.A3" office:value-type="string">
                  <text:p text:style-name="P7">9.75</text:p>
                </table:table-cell>
                <table:table-cell table:style-name="Table5.A3" office:value-type="string">
                  <text:p text:style-name="P7">12</text:p>
                </table:table-cell>
                <table:table-cell table:style-name="Table5.A3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5.A3" office:value-type="string">
                  <text:p text:style-name="P7"><text:span text:style-name="T2">Infrastructure</text:span><text:line-break/>continued working on automatic Siebel startup scripts </text:p>
                </table:table-cell>
                <table:table-cell table:style-name="Table5.A3" office:value-type="string">
                  <text:p text:style-name="P10">Edit</text:p>
                </table:table-cell>
                <table:table-cell table:style-name="Table5.A3" office:value-type="string">
                  <text:p text:style-name="P10">Delete</text:p>
                </table:table-cell>
              </table:table-row>
              <table:table-row>
                <table:table-cell table:style-name="Table5.A4" office:value-type="string">
                  <text:p text:style-name="P7">9.5</text:p>
                </table:table-cell>
                <table:table-cell table:style-name="Table5.A4" office:value-type="string">
                  <text:p text:style-name="P7">9.75</text:p>
                </table:table-cell>
                <table:table-cell table:style-name="Table5.A4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5.A4" office:value-type="string">
                  <text:p text:style-name="P7"><text:span text:style-name="T2">Infrastructure</text:span><text:line-break/>status meeting </text:p>
                </table:table-cell>
                <table:table-cell table:style-name="Table5.A4" office:value-type="string">
                  <text:p text:style-name="P10">Edit</text:p>
                </table:table-cell>
                <table:table-cell table:style-name="Table5.A4" office:value-type="string">
                  <text:p text:style-name="P10">Delete</text:p>
                </table:table-cell>
              </table:table-row>
              <table:table-row>
                <table:table-cell table:style-name="Table5.A3" office:value-type="string">
                  <text:p text:style-name="P7">8</text:p>
                </table:table-cell>
                <table:table-cell table:style-name="Table5.A3" office:value-type="string">
                  <text:p text:style-name="P7">9.5</text:p>
                </table:table-cell>
                <table:table-cell table:style-name="Table5.A3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5.A3" office:value-type="string">
                  <text:p text:style-name="P7"><text:span text:style-name="T2">Infrastructure</text:span><text:line-break/>worked on testing automatic Siebel startup scripts, examined data warehousing test results </text:p>
                </table:table-cell>
                <table:table-cell table:style-name="Table5.A3" office:value-type="string">
                  <text:p text:style-name="P10">Edit</text:p>
                </table:table-cell>
                <table:table-cell table:style-name="Table5.A3" office:value-type="string">
                  <text:p text:style-name="P10">Delete</text:p>
                </table:table-cell>
              </table:table-row>
              <table:table-row>
                <table:table-cell table:style-name="Table5.A1" table:number-columns-spanned="6" office:value-type="string">
                  <text:p text:style-name="P7">Tue 06/29/2010<text:line-break/><draw:frame draw:style-name="fr1" draw:name="graphics9" text:anchor-type="as-char" svg:width="0.7862in" svg:height="0.3929in" draw:z-index="7"><draw:image xlink:href="http://util/GreenBarImage.php?billable=15,16.75,13,15,12.25,13,10.25,11.75,9.75,10.25,9.5,9.75,8.5,9.5,7,8.5&amp;nonbillable=&amp;personal=11.75,12.25" xlink:type="simple" xlink:show="embed" xlink:actuate="onLoad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1" office:value-type="string">
                  <text:p text:style-name="P7">Start</text:p>
                </table:table-cell>
                <table:table-cell table:style-name="Table5.A1" office:value-type="string">
                  <text:p text:style-name="P7">Stop</text:p>
                </table:table-cell>
                <table:table-cell table:style-name="Table5.A1" office:value-type="string">
                  <text:p text:style-name="P7">Project</text:p>
                </table:table-cell>
                <table:table-cell table:style-name="Table5.A1" office:value-type="string">
                  <text:p text:style-name="P7">Notes</text:p>
                </table:table-cell>
                <table:table-cell table:style-name="Table5.A1" table:number-columns-spanned="2" office:value-type="string">
                  <text:p text:style-name="P7">Ops</text:p>
                </table:table-cell>
                <table:covered-table-cell/>
              </table:table-row>
              <table:table-row>
                <table:table-cell table:style-name="Table5.A3" office:value-type="string">
                  <text:p text:style-name="P7"><text:soft-page-break/>15</text:p>
                </table:table-cell>
                <table:table-cell table:style-name="Table5.A3" office:value-type="string">
                  <text:p text:style-name="P7">16.75</text:p>
                </table:table-cell>
                <table:table-cell table:style-name="Table5.A3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5.A3" office:value-type="string">
                  <text:p text:style-name="P7"><text:span text:style-name="T2">Testing</text:span><text:line-break/>worked on data warehousing test </text:p>
                </table:table-cell>
                <table:table-cell table:style-name="Table5.A3" office:value-type="string">
                  <text:p text:style-name="P10">Edit</text:p>
                </table:table-cell>
                <table:table-cell table:style-name="Table5.A3" office:value-type="string">
                  <text:p text:style-name="P10">Delete</text:p>
                </table:table-cell>
              </table:table-row>
              <table:table-row>
                <table:table-cell table:style-name="Table5.A4" office:value-type="string">
                  <text:p text:style-name="P7">13</text:p>
                </table:table-cell>
                <table:table-cell table:style-name="Table5.A4" office:value-type="string">
                  <text:p text:style-name="P7">15</text:p>
                </table:table-cell>
                <table:table-cell table:style-name="Table5.A4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5.A4" office:value-type="string">
                  <text:p text:style-name="P7"><text:span text:style-name="T2">Infrastructure</text:span><text:line-break/>worked on preparing test status documents </text:p>
                </table:table-cell>
                <table:table-cell table:style-name="Table5.A4" office:value-type="string">
                  <text:p text:style-name="P10">Edit</text:p>
                </table:table-cell>
                <table:table-cell table:style-name="Table5.A4" office:value-type="string">
                  <text:p text:style-name="P10">Delete</text:p>
                </table:table-cell>
              </table:table-row>
              <table:table-row>
                <table:table-cell table:style-name="Table5.A3" office:value-type="string">
                  <text:p text:style-name="P7">12.25</text:p>
                </table:table-cell>
                <table:table-cell table:style-name="Table5.A3" office:value-type="string">
                  <text:p text:style-name="P7">13</text:p>
                </table:table-cell>
                <table:table-cell table:style-name="Table5.A3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5.A3" office:value-type="string">
                  <text:p text:style-name="P7"><text:span text:style-name="T2">Infrastructure</text:span><text:line-break/>continued testing new agent on Windows Server 2008 </text:p>
                </table:table-cell>
                <table:table-cell table:style-name="Table5.A3" office:value-type="string">
                  <text:p text:style-name="P10">Edit</text:p>
                </table:table-cell>
                <table:table-cell table:style-name="Table5.A3" office:value-type="string">
                  <text:p text:style-name="P10">Delete</text:p>
                </table:table-cell>
              </table:table-row>
              <table:table-row>
                <table:table-cell table:style-name="Table5.A4" office:value-type="string">
                  <text:p text:style-name="P7">11.75</text:p>
                </table:table-cell>
                <table:table-cell table:style-name="Table5.A4" office:value-type="string">
                  <text:p text:style-name="P7">12.25</text:p>
                </table:table-cell>
                <table:table-cell table:style-name="Table5.A4" office:value-type="string">
                  <text:p text:style-name="P6"><text:a xlink:type="simple" xlink:href="http://cgi-bin/twiki/view/Atomic/bluePersonal" office:target-frame-name="_blank" xlink:show="new"><text:span text:style-name="T3">blue Personal</text:span></text:a></text:p>
                </table:table-cell>
                <table:table-cell table:style-name="Table5.A4" office:value-type="string">
                  <text:p text:style-name="P7"><text:span text:style-name="T2">Lunch (or other meal)</text:span><text:line-break/>lunch </text:p>
                </table:table-cell>
                <table:table-cell table:style-name="Table5.A4" office:value-type="string">
                  <text:p text:style-name="P10">Edit</text:p>
                </table:table-cell>
                <table:table-cell table:style-name="Table5.A4" office:value-type="string">
                  <text:p text:style-name="P10">Delete</text:p>
                </table:table-cell>
              </table:table-row>
              <table:table-row>
                <table:table-cell table:style-name="Table5.A3" office:value-type="string">
                  <text:p text:style-name="P7">10.25</text:p>
                </table:table-cell>
                <table:table-cell table:style-name="Table5.A3" office:value-type="string">
                  <text:p text:style-name="P7">11.75</text:p>
                </table:table-cell>
                <table:table-cell table:style-name="Table5.A3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5.A3" office:value-type="string">
                  <text:p text:style-name="P7"><text:span text:style-name="T2">Testing</text:span><text:line-break/>worked on testing new agent (build 2.3) on Windows Server 2008 </text:p>
                </table:table-cell>
                <table:table-cell table:style-name="Table5.A3" office:value-type="string">
                  <text:p text:style-name="P10">Edit</text:p>
                </table:table-cell>
                <table:table-cell table:style-name="Table5.A3" office:value-type="string">
                  <text:p text:style-name="P10">Delete</text:p>
                </table:table-cell>
              </table:table-row>
              <table:table-row>
                <table:table-cell table:style-name="Table5.A4" office:value-type="string">
                  <text:p text:style-name="P7">9.75</text:p>
                </table:table-cell>
                <table:table-cell table:style-name="Table5.A4" office:value-type="string">
                  <text:p text:style-name="P7">10.25</text:p>
                </table:table-cell>
                <table:table-cell table:style-name="Table5.A4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5.A4" office:value-type="string">
                  <text:p text:style-name="P7"><text:span text:style-name="T2">Infrastructure</text:span><text:line-break/>worked on initializing 5-Subnet machines for Chinese evaluation / testing </text:p>
                </table:table-cell>
                <table:table-cell table:style-name="Table5.A4" office:value-type="string">
                  <text:p text:style-name="P10">Edit</text:p>
                </table:table-cell>
                <table:table-cell table:style-name="Table5.A4" office:value-type="string">
                  <text:p text:style-name="P10">Delete</text:p>
                </table:table-cell>
              </table:table-row>
              <table:table-row>
                <table:table-cell table:style-name="Table5.A3" office:value-type="string">
                  <text:p text:style-name="P7">9.5</text:p>
                </table:table-cell>
                <table:table-cell table:style-name="Table5.A3" office:value-type="string">
                  <text:p text:style-name="P7">9.75</text:p>
                </table:table-cell>
                <table:table-cell table:style-name="Table5.A3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5.A3" office:value-type="string">
                  <text:p text:style-name="P7"><text:span text:style-name="T2">Infrastructure</text:span><text:line-break/>status meeting </text:p>
                </table:table-cell>
                <table:table-cell table:style-name="Table5.A3" office:value-type="string">
                  <text:p text:style-name="P10">Edit</text:p>
                </table:table-cell>
                <table:table-cell table:style-name="Table5.A3" office:value-type="string">
                  <text:p text:style-name="P10">Delete</text:p>
                </table:table-cell>
              </table:table-row>
              <table:table-row>
                <table:table-cell table:style-name="Table5.A4" office:value-type="string">
                  <text:p text:style-name="P7">8.5</text:p>
                </table:table-cell>
                <table:table-cell table:style-name="Table5.A4" office:value-type="string">
                  <text:p text:style-name="P7">9.5</text:p>
                </table:table-cell>
                <table:table-cell table:style-name="Table5.A4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5.A4" office:value-type="string">
                  <text:p text:style-name="P7"><text:span text:style-name="T2">Infrastructure</text:span><text:line-break/>worked on bringing up vital infrastructure systems, Virtual Machines, Databases, and Services </text:p>
                </table:table-cell>
                <table:table-cell table:style-name="Table5.A4" office:value-type="string">
                  <text:p text:style-name="P10">Edit</text:p>
                </table:table-cell>
                <table:table-cell table:style-name="Table5.A4" office:value-type="string">
                  <text:p text:style-name="P10">Delete</text:p>
                </table:table-cell>
              </table:table-row>
              <table:table-row>
                <table:table-cell table:style-name="Table5.A3" office:value-type="string">
                  <text:p text:style-name="P7">7</text:p>
                </table:table-cell>
                <table:table-cell table:style-name="Table5.A3" office:value-type="string">
                  <text:p text:style-name="P7">8.5</text:p>
                </table:table-cell>
                <table:table-cell table:style-name="Table5.A3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5.A3" office:value-type="string">
                  <text:p text:style-name="P7"><text:span text:style-name="T2">Infrastructure</text:span><text:line-break/>worked on upgrading ESX (Virtual Infrastructure) from 4.0 Update 1 to 4.0 Update 2 </text:p>
                </table:table-cell>
                <table:table-cell table:style-name="Table5.A3" office:value-type="string">
                  <text:p text:style-name="P10">Edit</text:p>
                </table:table-cell>
                <table:table-cell table:style-name="Table5.A3" office:value-type="string">
                  <text:p text:style-name="P10">Delete</text:p>
                </table:table-cell>
              </table:table-row>
              <table:table-row>
                <table:table-cell table:style-name="Table5.A1" table:number-columns-spanned="6" office:value-type="string">
                  <text:p text:style-name="P7">Mon 06/28/2010<text:line-break/><draw:frame draw:style-name="fr1" draw:name="graphics10" text:anchor-type="as-char" svg:width="0.7862in" svg:height="0.3929in" draw:z-index="8"><draw:image xlink:href="http://util/GreenBarImage.php?billable=16.25,17,13.5,16.25,12.25,13.5,9.25,12,9,9.25,8.25,9&amp;nonbillable=&amp;personal=12,12.25" xlink:type="simple" xlink:show="embed" xlink:actuate="onLoad"/></draw:frame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5.2">
                <table:table-cell table:style-name="Table5.A1" office:value-type="string">
                  <text:p text:style-name="P7">Start</text:p>
                </table:table-cell>
                <table:table-cell table:style-name="Table5.A1" office:value-type="string">
                  <text:p text:style-name="P7">Stop</text:p>
                </table:table-cell>
                <table:table-cell table:style-name="Table5.A1" office:value-type="string">
                  <text:p text:style-name="P7">Project</text:p>
                </table:table-cell>
                <table:table-cell table:style-name="Table5.A1" office:value-type="string">
                  <text:p text:style-name="P7">Notes</text:p>
                </table:table-cell>
                <table:table-cell table:style-name="Table5.A1" table:number-columns-spanned="2" office:value-type="string">
                  <text:p text:style-name="P7">Ops</text:p>
                </table:table-cell>
                <table:covered-table-cell/>
              </table:table-row>
              <table:table-row>
                <table:table-cell table:style-name="Table5.A3" office:value-type="string">
                  <text:p text:style-name="P7">16.25</text:p>
                </table:table-cell>
                <table:table-cell table:style-name="Table5.A3" office:value-type="string">
                  <text:p text:style-name="P7">17</text:p>
                </table:table-cell>
                <table:table-cell table:style-name="Table5.A3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5.A3" office:value-type="string">
                  <text:p text:style-name="P7"><text:span text:style-name="T2">Infrastructure</text:span><text:line-break/>worked on testing automatic Siebel startup scripts </text:p>
                </table:table-cell>
                <table:table-cell table:style-name="Table5.A3" office:value-type="string">
                  <text:p text:style-name="P10">Edit</text:p>
                </table:table-cell>
                <table:table-cell table:style-name="Table5.A3" office:value-type="string">
                  <text:p text:style-name="P10">Delete</text:p>
                </table:table-cell>
              </table:table-row>
              <table:table-row>
                <table:table-cell table:style-name="Table5.A4" office:value-type="string">
                  <text:p text:style-name="P7">13.5</text:p>
                </table:table-cell>
                <table:table-cell table:style-name="Table5.A4" office:value-type="string">
                  <text:p text:style-name="P7">16.25</text:p>
                </table:table-cell>
                <table:table-cell table:style-name="Table5.A4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5.A4" office:value-type="string">
                  <text:p text:style-name="P7"><text:span text:style-name="T2">Infrastructure</text:span><text:line-break/>solved xen56 networking issues, installed 10 various virtual machines / xentools for testing purposes. worked on XenServer 5.6 testing documentation </text:p>
                </table:table-cell>
                <table:table-cell table:style-name="Table5.A4" office:value-type="string">
                  <text:p text:style-name="P10">Edit</text:p>
                </table:table-cell>
                <table:table-cell table:style-name="Table5.A4" office:value-type="string">
                  <text:p text:style-name="P10">Delete</text:p>
                </table:table-cell>
              </table:table-row>
              <table:table-row>
                <table:table-cell table:style-name="Table5.A3" office:value-type="string">
                  <text:p text:style-name="P7">12.25</text:p>
                </table:table-cell>
                <table:table-cell table:style-name="Table5.A3" office:value-type="string">
                  <text:p text:style-name="P7">13.5</text:p>
                </table:table-cell>
                <table:table-cell table:style-name="Table5.A3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5.A3" office:value-type="string">
                  <text:p text:style-name="P7"><text:span text:style-name="T2">Infrastructure</text:span><text:line-break/>continued working on automating Siebel startup scripts on s81rh4 &amp; s80sles10 </text:p>
                </table:table-cell>
                <table:table-cell table:style-name="Table5.A3" office:value-type="string">
                  <text:p text:style-name="P10">Edit</text:p>
                </table:table-cell>
                <table:table-cell table:style-name="Table5.A3" office:value-type="string">
                  <text:p text:style-name="P10">Delete</text:p>
                </table:table-cell>
              </table:table-row>
              <table:table-row>
                <table:table-cell table:style-name="Table5.A4" office:value-type="string">
                  <text:p text:style-name="P7">12</text:p>
                </table:table-cell>
                <table:table-cell table:style-name="Table5.A4" office:value-type="string">
                  <text:p text:style-name="P7">12.25</text:p>
                </table:table-cell>
                <table:table-cell table:style-name="Table5.A4" office:value-type="string">
                  <text:p text:style-name="P6"><text:a xlink:type="simple" xlink:href="http://cgi-bin/twiki/view/Atomic/bluePersonal" office:target-frame-name="_blank" xlink:show="new"><text:span text:style-name="T3">blue Personal</text:span></text:a></text:p>
                </table:table-cell>
                <table:table-cell table:style-name="Table5.A4" office:value-type="string">
                  <text:p text:style-name="P7"><text:span text:style-name="T2">Lunch (or other meal)</text:span><text:line-break/>lunch </text:p>
                </table:table-cell>
                <table:table-cell table:style-name="Table5.A4" office:value-type="string">
                  <text:p text:style-name="P10">Edit</text:p>
                </table:table-cell>
                <table:table-cell table:style-name="Table5.A4" office:value-type="string">
                  <text:p text:style-name="P10">Delete</text:p>
                </table:table-cell>
              </table:table-row>
              <table:table-row>
                <table:table-cell table:style-name="Table5.A3" office:value-type="string">
                  <text:p text:style-name="P7">9.25</text:p>
                </table:table-cell>
                <table:table-cell table:style-name="Table5.A3" office:value-type="string">
                  <text:p text:style-name="P7">12</text:p>
                </table:table-cell>
                <table:table-cell table:style-name="Table5.A3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5.A3" office:value-type="string">
                  <text:p text:style-name="P7"><text:span text:style-name="T2">Infrastructure</text:span><text:line-break/>worked on debugging Siebel on s81rh4 and s80sles10 </text:p>
                </table:table-cell>
                <table:table-cell table:style-name="Table5.A3" office:value-type="string">
                  <text:p text:style-name="P10">Edit</text:p>
                </table:table-cell>
                <table:table-cell table:style-name="Table5.A3" office:value-type="string">
                  <text:p text:style-name="P10">Delete</text:p>
                </table:table-cell>
              </table:table-row>
              <table:table-row>
                <table:table-cell table:style-name="Table5.A4" office:value-type="string">
                  <text:p text:style-name="P7"><text:soft-page-break/>9</text:p>
                </table:table-cell>
                <table:table-cell table:style-name="Table5.A4" office:value-type="string">
                  <text:p text:style-name="P7">9.25</text:p>
                </table:table-cell>
                <table:table-cell table:style-name="Table5.A4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5.A4" office:value-type="string">
                  <text:p text:style-name="P7"><text:span text:style-name="T2">Infrastructure</text:span><text:line-break/>status meeting </text:p>
                </table:table-cell>
                <table:table-cell table:style-name="Table5.A4" office:value-type="string">
                  <text:p text:style-name="P10">Edit</text:p>
                </table:table-cell>
                <table:table-cell table:style-name="Table5.A4" office:value-type="string">
                  <text:p text:style-name="P10">Delete</text:p>
                </table:table-cell>
              </table:table-row>
              <table:table-row>
                <table:table-cell table:style-name="Table5.A3" office:value-type="string">
                  <text:p text:style-name="P7">8.25</text:p>
                </table:table-cell>
                <table:table-cell table:style-name="Table5.A3" office:value-type="string">
                  <text:p text:style-name="P7">9</text:p>
                </table:table-cell>
                <table:table-cell table:style-name="Table5.A3" office:value-type="string">
                  <text:p text:style-name="P6"><text:a xlink:type="simple" xlink:href="http://cgi-bin/twiki/view/Atomic/blueInfrastructureIN" office:target-frame-name="_blank" xlink:show="new"><text:span text:style-name="T3">blue Infrastructure (IN)</text:span></text:a></text:p>
                </table:table-cell>
                <table:table-cell table:style-name="Table5.A3" office:value-type="string">
                  <text:p text:style-name="P11"><text:span text:style-name="T2">Infrastructure</text:span><text:line-break/>worked on automating Siebel startup scripts </text:p>
                </table:table-cell>
                <table:table-cell table:style-name="Table5.E50" table:number-columns-spanned="2" office:value-type="string">
                  <text:p text:style-name="P4"/>
                </table:table-cell>
                <table:covered-table-cell/>
              </table:table-row>
            </table:table>
            <text:p text:style-name="Table_20_Contents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4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hua Burkhart</meta:initial-creator>
    <meta:creation-date>2010-07-17T11:19:08.85</meta:creation-date>
    <meta:document-statistic meta:table-count="7" meta:image-count="9" meta:object-count="0" meta:page-count="6" meta:paragraph-count="448" meta:word-count="1046" meta:character-count="6925"/>
    <dc:date>2010-07-17T11:34:40.89</dc:date>
    <dc:creator>Joshua Burkhart</dc:creator>
    <meta:editing-duration>PT00H00M11S</meta:editing-duration>
    <meta:editing-cycles>1</meta:editing-cycles>
    <meta:generator>OpenOffice.org/3.2$Win32 OpenOffice.org_project/320m12$Build-9483</meta:generator>
  </office:meta>
</office:document-meta>
</file>